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2d31" officeooo:paragraph-rsid="00082d3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2d31" officeooo:paragraph-rsid="00082d3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82d31" officeooo:paragraph-rsid="00082d31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bold" officeooo:rsid="0008a470" officeooo:paragraph-rsid="0008a47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a470" officeooo:paragraph-rsid="0008a47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a63da" officeooo:paragraph-rsid="000a63da" style:font-weight-asian="bold" style:font-weight-complex="bold"/>
    </style:style>
    <style:style style:name="P7" style:family="paragraph" style:parent-style-name="Standard" style:list-style-name="L9">
      <style:paragraph-properties fo:text-align="start" style:justify-single-word="false"/>
      <style:text-properties fo:font-weight="bold" officeooo:rsid="000a63da" officeooo:paragraph-rsid="000a63d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82d31" officeooo:paragraph-rsid="00082d3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8a470" officeooo:paragraph-rsid="0008a470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normal" officeooo:rsid="0008a470" officeooo:paragraph-rsid="0008a470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weight="normal" officeooo:rsid="0008a470" officeooo:paragraph-rsid="0008a470" style:font-weight-asian="normal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weight="normal" officeooo:rsid="0008a470" officeooo:paragraph-rsid="0008a470" style:font-weight-asian="normal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font-weight="normal" officeooo:rsid="0008d66d" officeooo:paragraph-rsid="0008d66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8d66d" officeooo:paragraph-rsid="0008d66d" style:font-weight-asian="normal" style:font-weight-complex="normal"/>
    </style:style>
    <style:style style:name="P15" style:family="paragraph" style:parent-style-name="Standard" style:list-style-name="L7">
      <style:paragraph-properties fo:text-align="start" style:justify-single-word="false"/>
      <style:text-properties fo:font-weight="normal" officeooo:rsid="000a63da" officeooo:paragraph-rsid="000a63d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a63da" officeooo:paragraph-rsid="000a63da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08a470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0a63da" officeooo:paragraph-rsid="000a63da"/>
    </style:style>
    <style:style style:name="P19" style:family="paragraph" style:parent-style-name="Standard" style:list-style-name="L9">
      <style:paragraph-properties fo:text-align="start" style:justify-single-word="false"/>
      <style:text-properties officeooo:rsid="000c4810" officeooo:paragraph-rsid="000c4810"/>
    </style:style>
    <style:style style:name="P20" style:family="paragraph" style:parent-style-name="Standard">
      <style:paragraph-properties fo:text-align="start" style:justify-single-word="false"/>
      <style:text-properties officeooo:rsid="000c4810" officeooo:paragraph-rsid="000c4810"/>
    </style:style>
    <style:style style:name="P21" style:family="paragraph" style:parent-style-name="Standard" style:list-style-name="L10">
      <style:paragraph-properties fo:text-align="start" style:justify-single-word="false"/>
      <style:text-properties officeooo:rsid="000c4810" officeooo:paragraph-rsid="000c4810"/>
    </style:style>
    <style:style style:name="P22" style:family="paragraph" style:parent-style-name="Standard" style:list-style-name="L10">
      <style:paragraph-properties fo:text-align="start" style:justify-single-word="false"/>
      <style:text-properties officeooo:rsid="000e31c6" officeooo:paragraph-rsid="000e31c6"/>
    </style:style>
    <style:style style:name="P23" style:family="paragraph" style:parent-style-name="Standard">
      <style:paragraph-properties fo:text-align="start" style:justify-single-word="false"/>
      <style:text-properties officeooo:rsid="000e31c6" officeooo:paragraph-rsid="000e31c6"/>
    </style:style>
    <style:style style:name="P24" style:family="paragraph" style:parent-style-name="Standard" style:list-style-name="L11">
      <style:paragraph-properties fo:text-align="start" style:justify-single-word="false"/>
      <style:text-properties officeooo:rsid="000e31c6" officeooo:paragraph-rsid="000e31c6"/>
    </style:style>
    <style:style style:name="P25" style:family="paragraph" style:parent-style-name="Standard" style:list-style-name="L12">
      <style:paragraph-properties fo:text-align="start" style:justify-single-word="false"/>
      <style:text-properties officeooo:rsid="000e31c6" officeooo:paragraph-rsid="000e31c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a470" style:font-weight-asian="normal" style:font-weight-complex="normal"/>
    </style:style>
    <style:style style:name="T3" style:family="text">
      <style:text-properties fo:font-weight="normal" officeooo:rsid="0008d66d" style:font-weight-asian="normal" style:font-weight-complex="normal"/>
    </style:style>
    <style:style style:name="T4" style:family="text">
      <style:text-properties fo:font-weight="normal" officeooo:rsid="000a63da" style:font-weight-asian="normal" style:font-weight-complex="normal"/>
    </style:style>
    <style:style style:name="T5" style:family="text">
      <style:text-properties fo:font-weight="normal" officeooo:rsid="000c4810" style:font-weight-asian="normal" style:font-weight-complex="normal"/>
    </style:style>
    <style:style style:name="T6" style:family="text">
      <style:text-properties fo:font-weight="normal" officeooo:rsid="000e31c6" style:font-weight-asian="normal" style:font-weight-complex="normal"/>
    </style:style>
    <style:style style:name="T7" style:family="text">
      <style:text-properties officeooo:rsid="0008d66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presença 05</text:p>
      <text:p text:style-name="P1"/>
      <text:p text:style-name="P1">Pedro Felipe Borges Moura <text:line-break/>Sabrina Jéssica Cruz Vieira</text:p>
      <text:p text:style-name="P1"/>
      <text:p text:style-name="P2">Domínio de problema</text:p>
      <text:p text:style-name="P2"/>
      <text:p text:style-name="P8">Gestão de Condomínio</text:p>
      <text:p text:style-name="P8"/>
      <text:p text:style-name="P3">Classes</text:p>
      <text:p text:style-name="P3"><text:span text:style-name="T1"/></text:p>
      <text:list xml:id="list2138174834" text:style-name="L2">
        <text:list-item>
          <text:p text:style-name="P4"><text:span text:style-name="T1">Condomínios</text:span></text:p>
        </text:list-item>
        <text:list-item>
          <text:p text:style-name="P4"><text:span text:style-name="T1">Residentes</text:span></text:p>
        </text:list-item>
        <text:list-item>
          <text:p text:style-name="P4"><text:span text:style-name="T1">Apartamentos</text:span></text:p>
        </text:list-item>
        <text:list-item>
          <text:p text:style-name="P4"><text:span text:style-name="T1">Trabalhadores</text:span></text:p>
        </text:list-item>
        <text:list-item>
          <text:p text:style-name="P4"><text:span text:style-name="T1">Mensalidades<text:line-break/></text:span></text:p>
        </text:list-item>
      </text:list>
      <text:p text:style-name="P5">Atributos</text:p>
      <text:p text:style-name="P9"/>
      <text:list xml:id="list1314585528" text:style-name="L3">
        <text:list-header>
          <text:p text:style-name="P10">Condomínios:</text:p>
          <text:p text:style-name="P10"/>
        </text:list-header>
        <text:list-item>
          <text:p text:style-name="P17"><text:span text:style-name="T3">N</text:span><text:span text:style-name="T2">ome</text:span></text:p>
        </text:list-item>
        <text:list-item>
          <text:p text:style-name="P18"><text:span text:style-name="T2">E</text:span><text:span text:style-name="T1">ndereco</text:span></text:p>
        </text:list-item>
      </text:list>
      <text:p text:style-name="P14"/>
      <text:p text:style-name="P9"><text:tab/>Residentes:</text:p>
      <text:p text:style-name="P9"/>
      <text:list xml:id="list1562664877" text:style-name="L4">
        <text:list-item>
          <text:p text:style-name="P11"><text:span text:style-name="T7">S</text:span>tatus <text:span text:style-name="T7">de </text:span>Pagamento<text:span text:style-name="T7">s</text:span></text:p>
        </text:list-item>
        <text:list-item>
          <text:p text:style-name="P11"><text:span text:style-name="T7">M</text:span>ultas</text:p>
        </text:list-item>
        <text:list-item>
          <text:p text:style-name="P11">Status<text:span text:style-name="T7">V</text:span>oto</text:p>
        </text:list-item>
      </text:list>
      <text:p text:style-name="P9"/>
      <text:p text:style-name="P9"><text:tab/>Apartamentos:</text:p>
      <text:p text:style-name="P9"/>
      <text:list xml:id="list885255514" text:style-name="L5">
        <text:list-item>
          <text:p text:style-name="P12"><text:span text:style-name="T7">N</text:span>umero</text:p>
        </text:list-item>
        <text:list-item>
          <text:p text:style-name="P12"><text:span text:style-name="T7">A</text:span>rea</text:p>
        </text:list-item>
      </text:list>
      <text:p text:style-name="P9"/>
      <text:p text:style-name="P9"><text:tab/><text:span text:style-name="T7">Trabalhadores:</text:span></text:p>
      <text:p text:style-name="P9"/>
      <text:list xml:id="list1755755344" text:style-name="L6">
        <text:list-item>
          <text:p text:style-name="P13">Nome</text:p>
        </text:list-item>
        <text:list-item>
          <text:p text:style-name="P13">Funcao</text:p>
        </text:list-item>
        <text:list-item>
          <text:p text:style-name="P13">Salario</text:p>
          <text:p text:style-name="P13"/>
        </text:list-item>
      </text:list>
      <text:p text:style-name="P14"><text:tab/>Mensalidades:</text:p>
      <text:p text:style-name="P14"/>
      <text:list xml:id="list4070437869" text:style-name="L7">
        <text:list-item>
          <text:p text:style-name="P15">Preco</text:p>
        </text:list-item>
        <text:list-item>
          <text:p text:style-name="P15">TaxaExtra</text:p>
        </text:list-item>
      </text:list>
      <text:p text:style-name="P16"/>
      <text:p text:style-name="P6">Métodos</text:p>
      <text:p text:style-name="P6"/>
      <text:p text:style-name="P6"><text:tab/><text:span text:style-name="T1">Condomínios:</text:span></text:p>
      <text:p text:style-name="P6"><text:span text:style-name="T1"/></text:p>
      <text:list xml:id="list1687592624" text:style-name="L9">
        <text:list-item>
          <text:p text:style-name="P7"><text:span text:style-name="T1">definirNome</text:span></text:p>
        </text:list-item>
        <text:list-item>
          <text:p text:style-name="P7"><text:span text:style-name="T1">definirEndereço</text:span></text:p>
          <text:p text:style-name="P7"><text:soft-page-break/><text:span text:style-name="T1">Residentes:</text:span></text:p>
        </text:list-item>
      </text:list>
      <text:p text:style-name="P6"><text:span text:style-name="T1"/></text:p>
      <text:list xml:id="list14028223420267" text:continue-numbering="true" text:style-name="L9">
        <text:list-item>
          <text:p text:style-name="P19"><text:span text:style-name="T4">a</text:span><text:span text:style-name="T1">dicionarMultas</text:span></text:p>
        </text:list-item>
        <text:list-item>
          <text:p text:style-name="P19"><text:span text:style-name="T1">verificarStatusPagamentos</text:span></text:p>
        </text:list-item>
        <text:list-item>
          <text:p text:style-name="P19"><text:span text:style-name="T1">verificarStatusVoto</text:span></text:p>
        </text:list-item>
      </text:list>
      <text:p text:style-name="P20"><text:span text:style-name="T1"/></text:p>
      <text:p text:style-name="P20"><text:span text:style-name="T1"><text:tab/>Apartamentos:</text:span></text:p>
      <text:p text:style-name="P20"><text:span text:style-name="T1"/></text:p>
      <text:list xml:id="list1479343483" text:style-name="L10">
        <text:list-item>
          <text:p text:style-name="P21"><text:span text:style-name="T1">definir</text:span><text:span text:style-name="T6">Numero</text:span></text:p>
        </text:list-item>
        <text:list-item>
          <text:p text:style-name="P22"><text:span text:style-name="T1">definirArea</text:span></text:p>
        </text:list-item>
      </text:list>
      <text:p text:style-name="P23"><text:span text:style-name="T1"/></text:p>
      <text:p text:style-name="P23"><text:span text:style-name="T1"><text:tab/>Trabalhadores:</text:span></text:p>
      <text:p text:style-name="P23"><text:span text:style-name="T1"/></text:p>
      <text:list xml:id="list4182918894" text:style-name="L11">
        <text:list-item>
          <text:p text:style-name="P24"><text:span text:style-name="T1">definirNome</text:span></text:p>
        </text:list-item>
        <text:list-item>
          <text:p text:style-name="P24"><text:span text:style-name="T1">definirFuncao</text:span></text:p>
        </text:list-item>
        <text:list-item>
          <text:p text:style-name="P24"><text:span text:style-name="T1">definirSalario</text:span></text:p>
        </text:list-item>
      </text:list>
      <text:p text:style-name="P23"><text:span text:style-name="T1"/></text:p>
      <text:p text:style-name="P23"><text:span text:style-name="T1"><text:tab/>Mensalidades:</text:span></text:p>
      <text:p text:style-name="P23"><text:span text:style-name="T1"/></text:p>
      <text:list xml:id="list4067580744" text:style-name="L12">
        <text:list-item>
          <text:p text:style-name="P25"><text:span text:style-name="T1">definirTaxaExtra</text:span></text:p>
        </text:list-item>
        <text:list-item>
          <text:p text:style-name="P25"><text:span text:style-name="T1">verificarPreco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00:38:26.182000000</meta:creation-date>
    <dc:date>2022-04-21T01:40:27.318000000</dc:date>
    <meta:editing-duration>P0D</meta:editing-duration>
    <meta:editing-cycles>1</meta:editing-cycles>
    <meta:document-statistic meta:table-count="0" meta:image-count="0" meta:object-count="0" meta:page-count="2" meta:paragraph-count="48" meta:word-count="94" meta:character-count="629" meta:non-whitespace-character-count="604"/>
    <meta:generator>LibreOffice/7.3.2.2$Windows_X86_64 LibreOffice_project/49f2b1bff42cfccbd8f788c8dc32c1c309559be0</meta:generator>
  </office:meta>
</office:document-meta>
</file>